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fa1cc" fo:background-color="#ff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5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19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0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1" style:family="paragraph" style:parent-style-name="Footer">
      <style:text-properties style:font-name="Arial" style:font-name-complex="Arial"/>
    </style:style>
    <style:style style:name="P22" style:family="paragraph" style:parent-style-name="Standard"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size="9pt" officeooo:rsid="002c63c8" officeooo:paragraph-rsid="002c63c8" style:font-size-asian="9pt" style:font-name-complex="Arial"/>
    </style:style>
    <style:style style:name="P25" style:family="paragraph" style:parent-style-name="Standard"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7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8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9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30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1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2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86c32" officeooo:paragraph-rsid="00286c32" style:font-size-asian="7.84999990463257pt" style:font-name-complex="Cambria" style:font-size-complex="9pt"/>
    </style:style>
    <style:style style:name="P33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32a021" officeooo:paragraph-rsid="0032a021" style:font-size-asian="7.84999990463257pt" style:font-name-complex="Cambria" style:font-size-complex="9pt"/>
    </style:style>
    <style:style style:name="P34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ea8f4" officeooo:paragraph-rsid="002ea8f4" style:font-size-asian="7.84999990463257pt" style:font-name-complex="Cambria" style:font-size-complex="9pt"/>
    </style:style>
    <style:style style:name="P35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ad815" officeooo:paragraph-rsid="002ad815" style:font-size-asian="7.84999990463257pt" style:font-name-complex="Cambria" style:font-size-complex="9pt"/>
    </style:style>
    <style:style style:name="P36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2ad815" officeooo:paragraph-rsid="00286c32" style:font-size-asian="9pt" style:font-name-complex="Arial"/>
    </style:style>
    <style:style style:name="P37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2ad815" officeooo:paragraph-rsid="002ad815" style:font-size-asian="9pt" style:font-name-complex="Arial"/>
    </style:style>
    <style:style style:name="P38" style:family="paragraph" style:parent-style-name="Standard" style:list-style-name="WW8Num24">
      <style:paragraph-properties style:snap-to-layout-grid="false"/>
      <style:text-properties style:font-name="Arial" fo:font-size="9pt" officeooo:rsid="002ad815" officeooo:paragraph-rsid="002ad815" style:font-size-asian="9pt" style:font-name-complex="Arial"/>
    </style:style>
    <style:style style:name="P39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40" style:family="paragraph" style:parent-style-name="Standard" style:list-style-name="WW8Num24">
      <style:text-properties style:font-name="Arial" fo:font-size="9pt" officeooo:rsid="002e9766" officeooo:paragraph-rsid="002e9766" style:font-size-asian="9pt" style:font-name-complex="Arial"/>
    </style:style>
    <style:style style:name="P41" style:family="paragraph" style:parent-style-name="Standard" style:list-style-name="WW8Num24">
      <style:paragraph-properties style:snap-to-layout-grid="false"/>
      <style:text-properties style:font-name="Arial" fo:font-size="9pt" officeooo:rsid="002de5fa" officeooo:paragraph-rsid="002de5fa" style:font-size-asian="9pt" style:font-name-complex="Arial"/>
    </style:style>
    <style:style style:name="P42" style:family="paragraph" style:parent-style-name="Standard" style:list-style-name="WW8Num24">
      <style:paragraph-properties style:snap-to-layout-grid="false"/>
      <style:text-properties style:font-name="Arial" fo:font-size="9pt" officeooo:rsid="00345bba" officeooo:paragraph-rsid="00345bba" style:font-size-asian="9pt" style:font-name-complex="Arial"/>
    </style:style>
    <style:style style:name="P43" style:family="paragraph" style:parent-style-name="Standard" style:list-style-name="WW8Num24">
      <style:text-properties style:font-name="Arial" fo:font-size="9pt" officeooo:rsid="002ea8f4" officeooo:paragraph-rsid="002ea8f4" style:font-size-asian="9pt" style:font-name-complex="Arial"/>
    </style:style>
    <style:style style:name="P44" style:family="paragraph" style:parent-style-name="Standard" style:list-style-name="WW8Num24">
      <style:text-properties style:font-name="Arial" fo:font-size="9pt" style:font-size-asian="9pt" style:font-name-complex="Arial"/>
    </style:style>
    <style:style style:name="P45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46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47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48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49" style:family="paragraph" style:parent-style-name="Heading_20_1"/>
    <style:style style:name="P50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286c32" style:font-weight-asian="bold" style:font-name-complex="Arial" style:font-weight-complex="bold"/>
    </style:style>
    <style:style style:name="T5" style:family="text">
      <style:text-properties fo:font-size="7pt" fo:language="de" fo:country="CH" style:font-size-asian="7pt" style:font-name-complex="Arial"/>
    </style:style>
    <style:style style:name="T6" style:family="text">
      <style:text-properties fo:font-size="7pt" style:font-size-asian="7pt" style:font-name-complex="Arial"/>
    </style:style>
    <style:style style:name="T7" style:family="text">
      <style:text-properties fo:language="de" fo:country="CH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23d483"/>
    </style:style>
    <style:style style:name="T10" style:family="text">
      <style:text-properties officeooo:rsid="0026d577"/>
    </style:style>
    <style:style style:name="T11" style:family="text">
      <style:text-properties officeooo:rsid="00310a10"/>
    </style:style>
    <style:style style:name="T12" style:family="text">
      <style:text-properties officeooo:rsid="00324dc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7">Entwurf Prototyp</text:p>
          </table:table-cell>
          <table:table-cell table:style-name="Table1.A1" office:value-type="string">
            <text:p text:style-name="P18">06.05.2015</text:p>
          </table:table-cell>
          <table:table-cell table:style-name="Table1.A1" office:value-type="string">
            <text:p text:style-name="P14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7">Realisierung der <text:span text:style-name="T9">Grundfunktionen</text:span></text:p>
          </table:table-cell>
          <table:table-cell table:style-name="Table1.A1" office:value-type="string">
            <text:p text:style-name="P16">20.05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7">Vollständige Realisierung</text:p>
          </table:table-cell>
          <table:table-cell table:style-name="Table1.A1" office:value-type="string">
            <text:p text:style-name="P18">03.06.2015</text:p>
          </table:table-cell>
          <table:table-cell table:style-name="Table1.A1" office:value-type="string">
            <text:p text:style-name="P13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7">Test</text:p>
          </table:table-cell>
          <table:table-cell table:style-name="Table1.A5" office:value-type="string">
            <text:p text:style-name="P18">17.06.2015</text:p>
          </table:table-cell>
          <table:table-cell table:style-name="Table1.A5" office:value-type="string">
            <text:p text:style-name="P14"/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7">Abnahme</text:p>
          </table:table-cell>
          <table:table-cell table:style-name="Table1.A5" office:value-type="string">
            <text:p text:style-name="P18">01.07.2015</text:p>
          </table:table-cell>
          <table:table-cell table:style-name="Table1.A5" office:value-type="string">
            <text:p text:style-name="P15"/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5"/>
            <text:p text:style-name="P26"/>
          </table:table-cell>
          <table:table-cell table:style-name="Table2.B2" office:value-type="string">
            <text:list xml:id="list8455580030399642609" text:style-name="WW8Num17">
              <text:list-item>
                <text:p text:style-name="P32">Struktur der App überarbeitet, Zusammenspiel einzelner Views (Alex, Andreas)</text:p>
              </text:list-item>
              <text:list-item>
                <text:p text:style-name="P33">Netzwerkschnittstelle als Thread (Alex)</text:p>
              </text:list-item>
              <text:list-item>
                <text:p text:style-name="P34">Daten in Echtzeit ausgeben, über Timer <text:s/><text:span text:style-name="T11">ohne Bilder (Chris)</text:span></text:p>
              </text:list-item>
              <text:list-item>
                <text:p text:style-name="P32">Tabelle für Wegpunkte inkl. Löschen, Umsortieren (Alex)</text:p>
              </text:list-item>
              <text:list-item>
                <text:p text:style-name="P36">Datenbank erweitert (Chris)</text:p>
              </text:list-item>
              <text:list-item>
                <text:p text:style-name="P37">Implementierung der Bildübertragung (Chris, Florian)</text:p>
              </text:list-item>
              <text:list-item>
                <text:p text:style-name="P37">Struktur der Socketkommunikation überarbietet (Chris, Florian)</text:p>
              </text:list-item>
              <text:list-item>
                <text:p text:style-name="P37">Test: Senden von Informationen zwischen Drone und App <text:span text:style-name="T12">(Emulator)</text:span> (Chris, Florian)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0">e</text:span></text:p>
          </table:table-cell>
          <table:table-cell table:style-name="Table2.B3" office:value-type="string">
            <text:list xml:id="list111452958517335" text:continue-numbering="true" text:style-name="WW8Num17">
              <text:list-item>
                <text:p text:style-name="P35">Verschicken einzelner Bilder über Sockets</text:p>
              </text:list-item>
              <text:list-item>
                <text:p text:style-name="P39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5"/>
          </table:table-cell>
          <table:table-cell table:style-name="Table2.B4" office:value-type="string">
            <text:p text:style-name="P24"/>
            <text:list xml:id="list2859781548297305829" text:style-name="WW8Num24">
              <text:list-item>
                <text:p text:style-name="P38"><text:span text:style-name="T11">Einzelne Module zusammenfügen, </text:span>Testen, <text:span text:style-name="T11">Dokumentieren</text:span></text:p>
              </text:list-item>
              <text:list-item>
                <text:p text:style-name="P40">App stabilisieren, Fehler finden/beheben</text:p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9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0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3"/>
          </table:table-cell>
          <table:table-cell table:style-name="Table3.B3" office:value-type="string">
            <text:list xml:id="list111452335877848" text:continue-numbering="true" text:style-name="WW8Num24">
              <text:list-item>
                <text:p text:style-name="P41">App stürzt bei Verbindungsabbruch ab</text:p>
              </text:list-item>
              <text:list-item>
                <text:p text:style-name="P42">Programm auf der Drohne stürzt bei Verbindungsabbruch ab</text:p>
              </text:list-item>
              <text:list-item>
                <text:p text:style-name="P43">Fehler Bildlänge einlesen</text:p>
              </text:list-item>
              <text:list-item>
                <text:p text:style-name="P43">Aktualisierung der View <text:span text:style-name="T11">mit</text:span> Delegates <text:span text:style-name="T11">oder</text:span> KVO Oberserver</text:p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30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3"/>
            <text:p text:style-name="P22"/>
          </table:table-cell>
          <table:table-cell table:style-name="Table3.B5" office:value-type="string">
            <text:list xml:id="list111454021525430" text:continue-list="list111452958517335" text:style-name="WW8Num17">
              <text:list-item>
                <text:p text:style-name="P46"/>
              </text:list-item>
              <text:list-item>
                <text:p text:style-name="P39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30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3"/>
            <text:p text:style-name="P22"/>
          </table:table-cell>
          <table:table-cell table:style-name="Table3.B7" office:value-type="string">
            <text:list xml:id="list7658437326575041837" text:style-name="WW8Num12">
              <text:list-item>
                <text:p text:style-name="P47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30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3"/>
            <text:p text:style-name="P22"/>
          </table:table-cell>
          <table:table-cell table:style-name="Table3.B9" office:value-type="string">
            <text:list xml:id="list111452124925525" text:continue-list="list111452335877848" text:style-name="WW8Num24">
              <text:list-item>
                <text:p text:style-name="P45"/>
              </text:list-item>
              <text:list-item>
                <text:p text:style-name="P44"/>
              </text:list-item>
            </text:list>
          </table:table-cell>
        </table:table-row>
      </table:table>
      <text:p text:style-name="P31"/>
      <text:p text:style-name="P31"/>
      <text:p text:style-name="P6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286c32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4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10.06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developer/PSE/iPadApp/Statusberichte/Statusbericht_iPad_Netzwerk_KW24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1</text:page-number></text:span></text:span><text:span text:style-name="Page_20_Number"><text:span text:style-name="MT8"> -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6-10T11:14:51.702115000</dc:date>
    <meta:print-date>2006-08-08T09:31:00</meta:print-date>
    <meta:editing-cycles>33</meta:editing-cycles>
    <meta:editing-duration>PT3H53M41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57" meta:word-count="208" meta:character-count="1643" meta:non-whitespace-character-count="1483"/>
    <meta:user-defined meta:name="Version">01.00</meta:user-defined>
  </office:meta>
</office:document-meta>
</file>